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Vineta BT" svg:font-family="'Vineta BT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language="ru" fo:country="RU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language="ru" fo:country="RU" style:font-size-asian="14pt" style:font-size-complex="14pt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.9cm" style:auto-text-indent="false" style:page-number="auto"/>
      <style:text-properties style:font-name="Arial" fo:font-size="12pt" fo:language="ru" fo:country="RU" style:font-size-asian="12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9cm" style:auto-text-indent="false"/>
      <style:text-properties style:font-name="Arial" fo:font-size="12pt" fo:language="ru" fo:country="RU" style:font-size-asian="12pt" style:font-size-complex="12pt"/>
    </style:style>
    <style:style style:name="P5" style:family="paragraph" style:parent-style-name="Standard" style:list-style-name="L1">
      <style:paragraph-properties fo:margin-left="0cm" fo:margin-right="0cm" fo:text-align="start" style:justify-single-word="false" fo:text-indent="0.9cm" style:auto-text-indent="false"/>
      <style:text-properties style:font-name="Arial" fo:font-size="12pt" fo:language="ru" fo:country="RU" style:font-size-asian="12pt" style:font-size-complex="12pt"/>
    </style:style>
    <style:style style:name="T1" style:family="text">
      <style:text-properties fo:language="en" fo:country="US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раткое описание проекта №1</text:p>
      <text:p text:style-name="P2">«Кто хочет стать миллионером кинопроката»</text:p>
      <text:p text:style-name="P2"/>
      <text:p text:style-name="P3">Задачей проекта является закрепление знаний по работе с дата фреймами используя инструменты библиотеки <text:span text:style-name="T1">Pandas. </text:span></text:p>
      <text:p text:style-name="P4"><text:span text:style-name="T1"/></text:p>
      <text:p text:style-name="P4">В викторине набрано 27 баллов</text:p>
      <text:p text:style-name="P4"/>
      <text:p text:style-name="P4">Саморефлексия </text:p>
      <text:p text:style-name="P4"/>
      <text:list xml:id="list5551183147765974805" text:style-name="L1">
        <text:list-item>
          <text:list>
            <text:list-item>
              <text:p text:style-name="P5">Доволен только теми задачами идеи для которых не брал из Слака (их большинство), в основном в слаке узнавал о тех командах которых не было в учебном курсе.</text:p>
            </text:list-item>
            <text:list-item>
              <text:p text:style-name="P5">В конечном счете все получилось, но красота некоторых решений оставляет желать лучшего. Все таки мне не хватает знаний, да и те что получены без практики быстро выветриваются из головы .</text:p>
            </text:list-item>
            <text:list-item>
              <text:p text:style-name="P5">Для меня тут все ново и потому интересно, а насколько будет полезно покажет время.</text:p>
            </text:list-item>
            <text:list-item>
              <text:p text:style-name="P5">Главный результат это закрепление в моей голове пройденных материалов и практика выполнения реальных (хотя в жизни наверное посложнее) задач.</text:p>
            </text:list-item>
            <text:list-item>
              <text:p text:style-name="P5">Планирую побороть прокрастинацию, чтоб не сдавать работу за 2 часа до дед-лайна. Хотя если честно не думал, что уйдет столько времени на этот проект (4 дня в среднем по 4-5 часов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Vineta BT" svg:font-family="'Vineta BT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13S</meta:editing-duration>
    <meta:editing-cycles>3</meta:editing-cycles>
    <meta:generator>OpenOffice/4.1.4$Win32 OpenOffice.org_project/414m5$Build-9788</meta:generator>
    <dc:date>2020-12-23T22:09:49.54</dc:date>
    <meta:document-statistic meta:table-count="0" meta:image-count="0" meta:object-count="0" meta:page-count="1" meta:paragraph-count="10" meta:word-count="155" meta:character-count="975"/>
    <dc:creator>Николай   </dc:creator>
    <meta:user-defined meta:name="Info 1"/>
    <meta:user-defined meta:name="Info 2"/>
    <meta:user-defined meta:name="Info 3"/>
    <meta:user-defined meta:name="Info 4"/>
  </office:meta>
</office:document-meta>
</file>